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pl" fo:country="PL" style:script-type="latin"/>
    </style:style>
    <style:style style:name="P2" style:family="paragraph" style:parent-style-name="Standard">
      <style:text-properties fo:language="pl" fo:country="PL" officeooo:rsid="001a497a" officeooo:paragraph-rsid="001a497a"/>
    </style:style>
    <style:style style:name="P3" style:family="paragraph" style:parent-style-name="Heading_20_1">
      <style:text-properties fo:language="pl" fo:country="PL" officeooo:rsid="001a497a" officeooo:paragraph-rsid="001a497a"/>
    </style:style>
    <style:style style:name="P4" style:family="paragraph" style:parent-style-name="Text_20_body">
      <style:text-properties fo:language="pl" fo:country="PL" style:script-type="latin"/>
    </style:style>
    <style:style style:name="P5" style:family="paragraph" style:parent-style-name="Text_20_body">
      <style:text-properties fo:language="pl" fo:country="PL" officeooo:rsid="001a497a" officeooo:paragraph-rsid="001a497a"/>
    </style:style>
    <style:style style:name="P6" style:family="paragraph" style:parent-style-name="Text_20_body">
      <style:text-properties fo:language="pl" fo:country="PL" officeooo:rsid="001a4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metria 1</text:p>
      <text:p text:style-name="P2">Łukasz Dróżdż</text:p>
      <text:p text:style-name="P2">Bartosz Sierzputowski</text:p>
      <text:p text:style-name="P2">Piątek 13:15</text:p>
      <text:p text:style-name="P2"/>
      <text:h text:style-name="P3" text:outline-level="1">Metoda autoryzacji</text:h>
      <text:p text:style-name="P4">Metoda DeepFace to podejście do rozpoznawania twarzy oparte na deep learningu, które upraszcza wykorzystanie zaawansowanych modeli sieci neuronowych oraz całego procesu przetwarzania obrazu. Zamiast bezpośrednio porównywać obrazy piksel po pikselu, DeepFace przekształca twarz w wektor cech (tzw. embedding), a następnie porównuje te wektory w przestrzeni matematycznej.</text:p>
      <text:p text:style-name="P4">Proces działania można podzielić na kilka etapów. Najpierw wykonywana jest detekcja twarzy, czyli odnalezienie jej na obrazie przy użyciu modeli takich jak MTCNN lub RetinaFace. Następnie przeprowadza się wyrównanie (alignment), w którym twarz jest obracana i skalowana w taki sposób, aby kluczowe punkty, takie jak oczy, znajdowały się w ustalonej pozycji. Kolejnym krokiem jest normalizacja obrazu, obejmująca zmianę rozmiaru oraz przeskalowanie wartości pikseli.</text:p>
      <text:p text:style-name="P4">Najważniejszym etapem jest ekstrakcja cech, realizowana przez konwolucyjną sieć neuronową (np. Facenet, VGG-Face lub ArcFace), która przekształca obraz twarzy w wektor liczb o stałej długości (np. 128 lub 512 elementów). Wektor ten stanowi matematyczną reprezentację twarzy. Porównywanie twarzy polega na obliczeniu odległości między dwoma wektorami, najczęściej przy użyciu miary cosinusowej lub odległości euklidesowej. Jeśli odległość jest mniejsza od ustalonego progu, uznaje się, że obrazy przedstawiają tę samą osobę.</text:p>
      <text:p text:style-name="P4">Intuicyjnie oznacza to, że obrazy tej samej osoby mają bardzo podobne wektory (znajdują się blisko siebie w przestrzeni cech), natomiast obrazy różnych osób są od siebie oddalone. DeepFace oferuje nie tylko weryfikację tożsamości, ale również dodatkowe funkcje, takie jak analiza emocji, estymacja wieku i płci oraz wyszukiwanie twarzy w bazach danych.</text:p>
      <text:p text:style-name="P4">Do głównych zalet tej metody należy prostota użycia, szerokie wsparcie dla różnych modeli oraz wysoka skuteczność. Ograniczenia wynikają głównie z jakości danych wejściowych – skuteczność może spadać przy słabym oświetleniu, dużych odchyleniach kąta twarzy lub przy obecności artefaktów kompresji obrazu. W ujęciu ogólnym DeepFace realizuje schemat: obraz twarzy jest przekształcany w wektor cech, a następnie porównywany z innymi wektorami w celu określenia podobieństwa.</text:p>
      <text:h text:style-name="P3" text:outline-level="1">Zbiór danych</text:h>
      <text:p text:style-name="P5">Zbiór VGGFace to duży zbiór danych wykorzystywany do trenowania i ewaluacji modeli rozpoznawania twarzy opartych na deep learningu. Został opracowany przez zespół Visual Geometry Group (VGG) na University of Oxford i stanowi jeden z pierwszych szeroko stosowanych zbiorów w tej dziedzinie.</text:p>
      <text:p text:style-name="P6"><text:soft-page-break/>Zbiór zawiera obrazy twarzy wielu znanych osób (głównie celebrytów), pozyskane z internetu, co oznacza dużą różnorodność pod względem jakości, oświetlenia, pozy, mimiki oraz tła. W oryginalnej wersji obejmuje około 2,6 miliona zdjęć należących do ponad 2600 tożsamości. Każda tożsamość reprezentowana jest przez wiele obrazów, co umożliwia uczenie modeli odpornych na zmienność warunków wizualnych.</text:p>
      <text:p text:style-name="P6">Dane w zbiorze VGGFace nie są w pełni jednorodne – obrazy różnią się rozdzielczością, kadrowaniem oraz obecnością zakłóceń, takich jak częściowe zasłonięcia twarzy czy artefakty kompresji. W praktyce oznacza to konieczność stosowania etapów wstępnego przetwarzania, takich jak detekcja i wyrównanie twarzy, zanim dane zostaną wykorzystane do trenowania modelu.</text:p>
      <text:p text:style-name="P6">Zbiór ten został wykorzystany do trenowania modelu VGG-Face, który jest głęboką konwolucyjną siecią neuronową zaprojektowaną do ekstrakcji cech twarzy. Model ten generuje wektory cech (embeddingi), które mogą być następnie używane do porównywania twarzy w sposób analogiczny do opisanego wcześniej podejścia w DeepFace.</text:p>
      <text:p text:style-name="P6">Istotną cechą zbioru VGGFace jest jego skala oraz realistyczny charakter danych, co pozwala na trenowanie modeli dobrze generalizujących do rzeczywistych zastosowań. Jednocześnie należy zauważyć pewne ograniczenia, takie jak nierównomierna reprezentacja demograficzna (dominacja celebrytów z określonych regionów świata), co może prowadzić do uprzedzeń modeli uczonych na tym zbiorze.</text:p>
      <text:p text:style-name="P6">W późniejszym czasie opracowano rozszerzoną wersję zbioru, znaną jako VGGFace2, która zawiera więcej tożsamości i większą różnorodność obrazów na osobę. Celem tej wersji było lepsze odwzorowanie zmienności wyglądu tej samej osoby w różnych warunkach, takich jak wiek, kąt widzenia czy oświetlenie.</text:p>
      <text:p text:style-name="P6">Podsumowując, VGGFace to duży i wpływowy zbiór danych do rozpoznawania twarzy, który odegrał istotną rolę w rozwoju metod opartych na głębokich sieciach neuronowych, umożliwiając trenowanie modeli zdolnych do efektywnej ekstrakcji cech i porównywania twarzy w złożonych warunkach rzeczywistych.</text:p>
      <text:h text:style-name="P3" text:outline-level="1">Wdrożenie i autoryzacja</text:h>
      <text:p text:style-name="P5">Procedura wdrożenia w systemie biometrycznym polega na przesłaniu zestawu zdjęć użytkownika do odpowiedniego endpointa HTTP, gdzie dla każdego obrazu obliczane są wektory cech (embeddingi) przy użyciu modelu rozpoznawania twarzy. Następnie spośród uzyskanych embeddingów wybierany jest medoid, czyli wektor najbardziej reprezentatywny dla całego zbioru, minimalizujący średnią odległość do pozostałych. Wybrany medoid zostaje zapisany jako reprezentacja biometryczna danej osoby w bazie danych, a system zwraca unikalny identyfikator użytkownika, który służy do jego dalszej identyfikacji. Proces autoryzacji przebiega analogicznie, jednak opiera się na pojedynczym obrazie: zdjęcie przesyłane jest do endpointa HTTP, przekształcane w embedding, a następnie porównywane z zapisanymi wektorami reprezentacyjnymi w bazie danych przy użyciu miary podobieństwa kosinusowego. W przypadku znalezienia wektora o wystarczająco wysokim podobieństwie oraz zgodnego identyfikatora użytkownika, system potwierdza tożsamość osoby. </text:p>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0T09:33:44.326081200</meta:creation-date>
    <dc:date>2026-04-10T09:41:33.636515500</dc:date>
    <meta:editing-duration>PT7M50S</meta:editing-duration>
    <meta:editing-cycles>1</meta:editing-cycles>
    <meta:document-statistic meta:table-count="0" meta:image-count="0" meta:object-count="0" meta:page-count="3" meta:paragraph-count="20" meta:word-count="736" meta:character-count="5651" meta:non-whitespace-character-count="4932"/>
    <meta:generator>LibreOffice/26.2.1.2$Windows_X86_64 LibreOffice_project/620$Build-2</meta:generator>
  </office:meta>
</office:document-meta>
</file>